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JP Regular" svg:font-family="'Noto Sans CJK JP Regular'"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JP" svg:font-family="'Noto Sans Mono CJK JP'" style:font-family-generic="modern" style:font-pitch="fixed"/>
    <style:font-face style:name="Noto Serif CJK JP" svg:font-family="'Noto Serif CJK JP'" style:font-family-generic="system" style:font-pitch="variable"/>
    <style:font-face style:name="OpenSymbol" svg:font-family="OpenSymbol" style:font-charset="x-symbol"/>
    <style:font-face style:name="Times" svg:font-family="Times" style:font-family-generic="roman"/>
    <style:font-face style:name="Times New Roman" svg:font-family="'Times New Roman'" style:font-family-generic="roman"/>
  </office:font-face-decls>
  <office:automatic-styles>
    <style:style style:name="P1" style:family="paragraph" style:parent-style-name="Standard">
      <style:text-properties officeooo:rsid="00154936" officeooo:paragraph-rsid="00154936"/>
    </style:style>
    <style:style style:name="P2" style:family="paragraph" style:parent-style-name="Standard">
      <style:text-properties fo:font-style="normal" fo:font-weight="normal" officeooo:rsid="00171918" officeooo:paragraph-rsid="00171918" style:font-style-asian="normal" style:font-weight-asian="normal" style:font-style-complex="normal" style:font-weight-complex="normal"/>
    </style:style>
    <style:style style:name="P3" style:family="paragraph" style:parent-style-name="Standard">
      <style:text-properties fo:font-style="normal" fo:font-weight="normal" officeooo:rsid="00171918" officeooo:paragraph-rsid="002cb168" style:font-style-asian="normal" style:font-weight-asian="normal" style:font-style-complex="normal" style:font-weight-complex="normal"/>
    </style:style>
    <style:style style:name="P4" style:family="paragraph" style:parent-style-name="Standard">
      <style:text-properties fo:font-style="normal" fo:font-weight="normal" officeooo:rsid="002ad705" officeooo:paragraph-rsid="002bcb9b" style:font-style-asian="normal" style:font-weight-asian="normal" style:font-style-complex="normal" style:font-weight-complex="normal"/>
    </style:style>
    <style:style style:name="P5" style:family="paragraph" style:parent-style-name="Standard">
      <style:text-properties fo:font-style="normal" fo:font-weight="normal" officeooo:rsid="002ad705" officeooo:paragraph-rsid="002e759f" style:font-style-asian="normal" style:font-weight-asian="normal" style:font-style-complex="normal" style:font-weight-complex="normal"/>
    </style:style>
    <style:style style:name="P6" style:family="paragraph" style:parent-style-name="Standard">
      <style:text-properties fo:font-style="normal" fo:font-weight="normal" officeooo:rsid="002cb168" officeooo:paragraph-rsid="002cb168" style:font-style-asian="normal" style:font-weight-asian="normal" style:font-style-complex="normal" style:font-weight-complex="normal"/>
    </style:style>
    <style:style style:name="P7" style:family="paragraph" style:parent-style-name="Standard">
      <style:text-properties fo:font-style="normal" fo:font-weight="normal" officeooo:rsid="002cb168" officeooo:paragraph-rsid="002e759f" style:font-style-asian="normal" style:font-weight-asian="normal" style:font-style-complex="normal" style:font-weight-complex="normal"/>
    </style:style>
    <style:style style:name="P8" style:family="paragraph" style:parent-style-name="Standard">
      <style:text-properties fo:font-style="normal" fo:font-weight="normal" officeooo:rsid="002e759f" officeooo:paragraph-rsid="002e759f" style:font-style-asian="normal" style:font-weight-asian="normal" style:font-style-complex="normal" style:font-weight-complex="normal"/>
    </style:style>
    <style:style style:name="P9" style:family="paragraph" style:parent-style-name="Preformatted_20_Text">
      <style:text-properties fo:font-style="normal" fo:font-weight="normal" officeooo:rsid="002e759f" officeooo:paragraph-rsid="002e759f" style:font-style-asian="normal" style:font-weight-asian="normal" style:font-style-complex="normal" style:font-weight-complex="normal"/>
    </style:style>
    <style:style style:name="P10" style:family="paragraph" style:parent-style-name="Standard">
      <style:text-properties fo:font-style="normal" fo:font-weight="bold" officeooo:rsid="002ad705" officeooo:paragraph-rsid="002ad705" style:font-style-asian="normal" style:font-weight-asian="bold" style:font-style-complex="normal" style:font-weight-complex="bold"/>
    </style:style>
    <style:style style:name="P11" style:family="paragraph" style:parent-style-name="Standard">
      <style:text-properties fo:font-style="normal" fo:font-weight="bold" officeooo:rsid="002ad705" officeooo:paragraph-rsid="002cb168" style:font-style-asian="normal" style:font-weight-asian="bold" style:font-style-complex="normal" style:font-weight-complex="bold"/>
    </style:style>
    <style:style style:name="P12" style:family="paragraph" style:parent-style-name="Standard">
      <style:text-properties fo:font-weight="bold" officeooo:rsid="00154936" officeooo:paragraph-rsid="00154936" style:font-weight-asian="bold" style:font-weight-complex="bold"/>
    </style:style>
    <style:style style:name="P13" style:family="paragraph" style:parent-style-name="Standard">
      <style:text-properties officeooo:paragraph-rsid="002bcb9b"/>
    </style:style>
    <style:style style:name="P14" style:family="paragraph" style:parent-style-name="Standard">
      <style:text-properties fo:font-style="italic" fo:font-weight="bold" officeooo:rsid="002cb168" officeooo:paragraph-rsid="002cb168" style:font-style-asian="italic" style:font-weight-asian="bold" style:font-style-complex="italic" style:font-weight-complex="bold"/>
    </style:style>
    <style:style style:name="P15" style:family="paragraph" style:parent-style-name="Standard">
      <style:text-properties fo:font-style="italic" fo:font-weight="bold" officeooo:rsid="00154936" officeooo:paragraph-rsid="002cb168" style:font-style-asian="italic" style:font-weight-asian="bold" style:font-style-complex="italic" style:font-weight-complex="bold"/>
    </style:style>
    <style:style style:name="P16" style:family="paragraph" style:parent-style-name="Standard">
      <style:text-properties fo:font-style="italic" fo:font-weight="bold" officeooo:paragraph-rsid="00404760" style:font-style-asian="italic" style:font-weight-asian="bold" style:font-style-complex="italic" style:font-weight-complex="bold"/>
    </style:style>
    <style:style style:name="P17" style:family="paragraph" style:parent-style-name="Standard">
      <style:text-properties fo:font-style="italic" fo:font-weight="normal" officeooo:rsid="002cb168" officeooo:paragraph-rsid="002cb168" style:font-style-asian="italic" style:font-weight-asian="normal" style:font-style-complex="italic" style:font-weight-complex="normal"/>
    </style:style>
    <style:style style:name="P18" style:family="paragraph" style:parent-style-name="Standard">
      <style:text-properties fo:font-style="italic" fo:font-weight="normal" officeooo:rsid="002cb168" officeooo:paragraph-rsid="00404760" style:font-style-asian="italic" style:font-weight-asian="normal" style:font-style-complex="italic" style:font-weight-complex="normal"/>
    </style:style>
    <style:style style:name="P19" style:family="paragraph" style:parent-style-name="Standard">
      <style:text-properties officeooo:paragraph-rsid="002cb168"/>
    </style:style>
    <style:style style:name="P20" style:family="paragraph" style:parent-style-name="Preformatted_20_Text">
      <style:text-properties officeooo:paragraph-rsid="002b97a4"/>
    </style:style>
    <style:style style:name="P21" style:family="paragraph" style:parent-style-name="Preformatted_20_Text">
      <style:text-properties officeooo:rsid="002b97a4" officeooo:paragraph-rsid="002b97a4"/>
    </style:style>
    <style:style style:name="P22" style:family="paragraph" style:parent-style-name="Preformatted_20_Text">
      <style:text-properties officeooo:rsid="002e759f" officeooo:paragraph-rsid="002e759f"/>
    </style:style>
    <style:style style:name="P23" style:family="paragraph" style:parent-style-name="Standard" style:list-style-name="L1">
      <style:text-properties fo:font-style="normal" fo:font-weight="normal" officeooo:rsid="002bcb9b" officeooo:paragraph-rsid="002bcb9b" style:font-style-asian="normal" style:font-weight-asian="normal" style:font-style-complex="normal" style:font-weight-complex="normal"/>
    </style:style>
    <style:style style:name="P24" style:family="paragraph" style:parent-style-name="Standard" style:list-style-name="L1">
      <style:text-properties fo:font-style="normal" fo:font-weight="normal" officeooo:rsid="002cb168" officeooo:paragraph-rsid="002cb168" style:font-style-asian="normal" style:font-weight-asian="normal" style:font-style-complex="normal" style:font-weight-complex="normal"/>
    </style:style>
    <style:style style:name="P25" style:family="paragraph" style:parent-style-name="Standard" style:list-style-name="L4">
      <style:text-properties fo:font-style="normal" fo:font-weight="normal" officeooo:paragraph-rsid="001a3759" style:font-style-asian="normal" style:font-weight-asian="normal" style:font-style-complex="normal" style:font-weight-complex="normal"/>
    </style:style>
    <style:style style:name="P26" style:family="paragraph" style:parent-style-name="Standard" style:list-style-name="L4">
      <style:text-properties fo:font-style="normal" fo:font-weight="normal" officeooo:rsid="00171918" officeooo:paragraph-rsid="00171918" style:font-style-asian="normal" style:font-weight-asian="normal" style:font-style-complex="normal" style:font-weight-complex="normal"/>
    </style:style>
    <style:style style:name="P27" style:family="paragraph" style:parent-style-name="Standard" style:list-style-name="L5">
      <style:text-properties fo:font-style="normal" fo:font-weight="normal" officeooo:rsid="002e759f" officeooo:paragraph-rsid="002e759f" style:font-style-asian="normal" style:font-weight-asian="normal" style:font-style-complex="normal" style:font-weight-complex="normal"/>
    </style:style>
    <style:style style:name="P28" style:family="paragraph" style:parent-style-name="Standard" style:list-style-name="L5">
      <style:text-properties fo:font-style="normal" fo:font-weight="normal" officeooo:rsid="002e759f" officeooo:paragraph-rsid="003183ca" style:font-style-asian="normal" style:font-weight-asian="normal" style:font-style-complex="normal" style:font-weight-complex="normal"/>
    </style:style>
    <style:style style:name="P29" style:family="paragraph" style:parent-style-name="Standard" style:list-style-name="L5">
      <style:text-properties fo:font-style="normal" fo:font-weight="normal" officeooo:rsid="002e759f" officeooo:paragraph-rsid="0037d707" style:font-style-asian="normal" style:font-weight-asian="normal" style:font-style-complex="normal" style:font-weight-complex="normal"/>
    </style:style>
    <style:style style:name="P30" style:family="paragraph" style:parent-style-name="Standard" style:list-style-name="L5">
      <style:text-properties fo:font-style="normal" fo:font-weight="normal" officeooo:rsid="002e759f" officeooo:paragraph-rsid="003677dd" style:font-style-asian="normal" style:font-weight-asian="normal" style:font-style-complex="normal" style:font-weight-complex="normal"/>
    </style:style>
    <style:style style:name="P31" style:family="paragraph" style:parent-style-name="Standard" style:list-style-name="L5">
      <style:text-properties fo:font-style="normal" fo:font-weight="normal" officeooo:rsid="002e759f" officeooo:paragraph-rsid="003d968e" style:font-style-asian="normal" style:font-weight-asian="normal" style:font-style-complex="normal" style:font-weight-complex="normal"/>
    </style:style>
    <style:style style:name="P32" style:family="paragraph" style:parent-style-name="Standard" style:list-style-name="L5">
      <style:text-properties fo:font-style="normal" fo:font-weight="normal" officeooo:rsid="002e759f" officeooo:paragraph-rsid="0032ba4b" style:font-style-asian="normal" style:font-weight-asian="normal" style:font-style-complex="normal" style:font-weight-complex="normal"/>
    </style:style>
    <style:style style:name="P33" style:family="paragraph" style:parent-style-name="Standard" style:list-style-name="L5">
      <style:text-properties fo:font-style="normal" fo:font-weight="normal" officeooo:rsid="002e759f" officeooo:paragraph-rsid="003a2c48" style:font-style-asian="normal" style:font-weight-asian="normal" style:font-style-complex="normal" style:font-weight-complex="normal"/>
    </style:style>
    <style:style style:name="P34" style:family="paragraph" style:parent-style-name="Standard" style:list-style-name="L5">
      <style:text-properties fo:font-style="normal" fo:font-weight="normal" officeooo:rsid="0037d707" officeooo:paragraph-rsid="003d968e" style:font-style-asian="normal" style:font-weight-asian="normal" style:font-style-complex="normal" style:font-weight-complex="normal"/>
    </style:style>
    <style:style style:name="P35" style:family="paragraph" style:parent-style-name="Standard" style:list-style-name="L5">
      <style:text-properties fo:font-style="normal" fo:font-weight="normal" officeooo:rsid="0037d707" officeooo:paragraph-rsid="0037d707" style:font-style-asian="normal" style:font-weight-asian="normal" style:font-style-complex="normal" style:font-weight-complex="normal"/>
    </style:style>
    <style:style style:name="P36" style:family="paragraph" style:parent-style-name="Standard" style:list-style-name="L5">
      <style:text-properties fo:font-style="normal" fo:font-weight="normal" officeooo:rsid="004317e6" officeooo:paragraph-rsid="004317e6" style:font-style-asian="normal" style:font-weight-asian="normal" style:font-style-complex="normal" style:font-weight-complex="normal"/>
    </style:style>
    <style:style style:name="P37" style:family="paragraph" style:parent-style-name="Standard" style:list-style-name="L5">
      <style:text-properties fo:font-style="normal" fo:font-weight="normal" officeooo:rsid="004317e6" officeooo:paragraph-rsid="0043bf05" style:font-style-asian="normal" style:font-weight-asian="normal" style:font-style-complex="normal" style:font-weight-complex="normal"/>
    </style:style>
    <style:style style:name="P38" style:family="paragraph" style:parent-style-name="Standard" style:list-style-name="L5">
      <style:text-properties fo:font-style="normal" fo:font-weight="normal" officeooo:rsid="0043bf05" officeooo:paragraph-rsid="0043bf05" style:font-style-asian="normal" style:font-weight-asian="normal" style:font-style-complex="normal" style:font-weight-complex="normal"/>
    </style:style>
    <style:style style:name="P39" style:family="paragraph" style:parent-style-name="Standard" style:list-style-name="L5">
      <style:text-properties fo:font-style="normal" fo:font-weight="normal" officeooo:rsid="0044008d" officeooo:paragraph-rsid="0044008d" style:font-style-asian="normal" style:font-weight-asian="normal" style:font-style-complex="normal" style:font-weight-complex="normal"/>
    </style:style>
    <style:style style:name="P40" style:family="paragraph" style:parent-style-name="Standard" style:list-style-name="L5">
      <style:text-properties fo:font-style="normal" fo:font-weight="normal" officeooo:rsid="0044008d" officeooo:paragraph-rsid="004583d0" style:font-style-asian="normal" style:font-weight-asian="normal" style:font-style-complex="normal" style:font-weight-complex="normal"/>
    </style:style>
    <style:style style:name="P41" style:family="paragraph" style:parent-style-name="Standard" style:list-style-name="L5">
      <style:text-properties fo:font-style="normal" fo:font-weight="normal" officeooo:rsid="003d968e" officeooo:paragraph-rsid="003e7715" style:font-style-asian="normal" style:font-weight-asian="normal" style:font-style-complex="normal" style:font-weight-complex="normal"/>
    </style:style>
    <style:style style:name="P42" style:family="paragraph" style:parent-style-name="Standard" style:list-style-name="L5">
      <style:paragraph-properties fo:margin-top="0cm" fo:margin-bottom="0.199cm" style:contextual-spacing="false"/>
      <style:text-properties fo:font-style="normal" fo:font-weight="normal" officeooo:rsid="003d968e" officeooo:paragraph-rsid="003e7715" style:font-style-asian="normal" style:font-weight-asian="normal" style:font-style-complex="normal" style:font-weight-complex="normal"/>
    </style:style>
    <style:style style:name="P43" style:family="paragraph" style:parent-style-name="Standard" style:list-style-name="L4">
      <style:text-properties fo:font-style="normal" fo:font-weight="normal" officeooo:rsid="004d8ffe" officeooo:paragraph-rsid="004d8ffe" style:font-style-asian="normal" style:font-weight-asian="normal" style:font-style-complex="normal" style:font-weight-complex="normal"/>
    </style:style>
    <style:style style:name="P44" style:family="paragraph" style:parent-style-name="Standard" style:list-style-name="L3">
      <style:text-properties fo:font-style="normal" officeooo:rsid="0019b883" officeooo:paragraph-rsid="0019b883" style:font-style-asian="normal" style:font-style-complex="normal"/>
    </style:style>
    <style:style style:name="P45" style:family="paragraph" style:parent-style-name="Standard" style:list-style-name="L1">
      <style:text-properties officeooo:rsid="002bcb9b" officeooo:paragraph-rsid="002bcb9b"/>
    </style:style>
    <style:style style:name="P46" style:family="paragraph" style:parent-style-name="Standard" style:list-style-name="L2">
      <style:text-properties officeooo:paragraph-rsid="0045dae9"/>
    </style:style>
    <style:style style:name="P47" style:family="paragraph" style:parent-style-name="Standard" style:list-style-name="L2">
      <style:text-properties officeooo:rsid="00154936" officeooo:paragraph-rsid="00154936"/>
    </style:style>
    <style:style style:name="P48" style:family="paragraph" style:parent-style-name="Standard" style:list-style-name="L2">
      <style:text-properties officeooo:rsid="00154936" officeooo:paragraph-rsid="00404760"/>
    </style:style>
    <style:style style:name="P49" style:family="paragraph" style:parent-style-name="Standard" style:list-style-name="L3">
      <style:text-properties officeooo:rsid="00154936" officeooo:paragraph-rsid="00154936"/>
    </style:style>
    <style:style style:name="P50" style:family="paragraph" style:parent-style-name="Standard" style:list-style-name="L2">
      <style:text-properties officeooo:rsid="0044cd31" officeooo:paragraph-rsid="0044cd31"/>
    </style:style>
    <style:style style:name="P51" style:family="paragraph" style:parent-style-name="Standard" style:list-style-name="L2">
      <style:text-properties officeooo:rsid="00404760" officeooo:paragraph-rsid="00404760"/>
    </style:style>
    <style:style style:name="P52" style:family="paragraph" style:parent-style-name="Standard" style:list-style-name="L3">
      <style:text-properties officeooo:paragraph-rsid="00154936"/>
    </style:style>
    <style:style style:name="P53" style:family="paragraph" style:parent-style-name="Standard" style:list-style-name="L3">
      <style:text-properties officeooo:paragraph-rsid="001572c4"/>
    </style:style>
    <style:style style:name="P54" style:family="paragraph" style:parent-style-name="Standard" style:list-style-name="L3">
      <style:text-properties officeooo:paragraph-rsid="0017c8fa"/>
    </style:style>
    <style:style style:name="P55" style:family="paragraph" style:parent-style-name="Standard" style:list-style-name="L3">
      <style:text-properties officeooo:paragraph-rsid="00171918"/>
    </style:style>
    <style:style style:name="P56" style:family="paragraph" style:parent-style-name="Standard" style:list-style-name="L3">
      <style:text-properties officeooo:paragraph-rsid="004a56d1"/>
    </style:style>
    <style:style style:name="P57" style:family="paragraph" style:parent-style-name="Standard" style:list-style-name="L3">
      <style:text-properties officeooo:paragraph-rsid="0019b883"/>
    </style:style>
    <style:style style:name="P58" style:family="paragraph" style:parent-style-name="Standard" style:list-style-name="L3">
      <style:text-properties officeooo:paragraph-rsid="001c4945"/>
    </style:style>
    <style:style style:name="P59" style:family="paragraph" style:parent-style-name="Standard" style:list-style-name="L3">
      <style:text-properties officeooo:rsid="001f210b" officeooo:paragraph-rsid="001f210b"/>
    </style:style>
    <style:style style:name="P60" style:family="paragraph" style:parent-style-name="Standard" style:list-style-name="L3">
      <style:text-properties officeooo:rsid="001572c4" officeooo:paragraph-rsid="001572c4"/>
    </style:style>
    <style:style style:name="P61" style:family="paragraph" style:parent-style-name="Standard" style:list-style-name="L3">
      <style:text-properties officeooo:rsid="001572c4" officeooo:paragraph-rsid="0023e827"/>
    </style:style>
    <style:style style:name="P62" style:family="paragraph" style:parent-style-name="Standard" style:list-style-name="L3">
      <style:text-properties officeooo:rsid="001572c4" officeooo:paragraph-rsid="001c4945"/>
    </style:style>
    <style:style style:name="P63" style:family="paragraph" style:parent-style-name="Standard" style:list-style-name="L3">
      <style:text-properties officeooo:rsid="004a56d1" officeooo:paragraph-rsid="004a56d1"/>
    </style:style>
    <style:style style:name="P64" style:family="paragraph" style:parent-style-name="Standard" style:list-style-name="L3">
      <style:text-properties officeooo:rsid="001b4b35" officeooo:paragraph-rsid="001b4b35"/>
    </style:style>
    <style:style style:name="P65" style:family="paragraph" style:parent-style-name="Standard" style:list-style-name="L3">
      <style:text-properties officeooo:rsid="001b4b35" officeooo:paragraph-rsid="001c4945"/>
    </style:style>
    <style:style style:name="P66" style:family="paragraph" style:parent-style-name="Standard" style:list-style-name="L3">
      <style:text-properties style:use-window-font-color="true" loext:opacity="0%" officeooo:paragraph-rsid="001572c4"/>
    </style:style>
    <style:style style:name="P67" style:family="paragraph" style:parent-style-name="Standard" style:list-style-name="L3">
      <style:text-properties officeooo:rsid="00171918" officeooo:paragraph-rsid="00171918"/>
    </style:style>
    <style:style style:name="P68" style:family="paragraph" style:parent-style-name="Standard" style:list-style-name="L3">
      <style:text-properties officeooo:rsid="0019b883" officeooo:paragraph-rsid="0019b883"/>
    </style:style>
    <style:style style:name="P69" style:family="paragraph" style:parent-style-name="Standard" style:list-style-name="L5">
      <style:text-properties officeooo:paragraph-rsid="004317e6"/>
    </style:style>
    <style:style style:name="P70" style:family="paragraph" style:parent-style-name="Standard" style:list-style-name="L5">
      <style:text-properties fo:font-style="italic" fo:font-weight="bold" officeooo:rsid="003d968e" officeooo:paragraph-rsid="003d968e" style:font-style-asian="italic" style:font-weight-asian="bold" style:font-style-complex="italic" style:font-weight-complex="bold"/>
    </style:style>
    <style:style style:name="P71" style:family="paragraph" style:parent-style-name="Standard">
      <style:text-properties fo:font-style="italic" fo:font-weight="bold" officeooo:paragraph-rsid="00154936" style:font-style-asian="italic" style:font-weight-asian="bold" style:font-style-complex="italic" style:font-weight-complex="bold"/>
    </style:style>
    <style:style style:name="P72" style:family="paragraph" style:parent-style-name="Standard">
      <style:paragraph-properties fo:break-before="page"/>
      <style:text-properties fo:font-style="italic" fo:font-weight="bold" officeooo:paragraph-rsid="00154936" style:font-style-asian="italic" style:font-weight-asian="bold" style:font-style-complex="italic" style:font-weight-complex="bold"/>
    </style:style>
    <style:style style:name="T1" style:family="text">
      <style:text-properties officeooo:rsid="00154936"/>
    </style:style>
    <style:style style:name="T2" style:family="text">
      <style:text-properties officeooo:rsid="001572c4"/>
    </style:style>
    <style:style style:name="T3" style:family="text">
      <style:text-properties officeooo:rsid="00171918"/>
    </style:style>
    <style:style style:name="T4" style:family="text">
      <style:text-properties fo:font-style="italic" fo:font-weight="normal" officeooo:rsid="002cb168" style:font-style-asian="italic" style:font-weight-asian="normal" style:font-style-complex="italic" style:font-weight-complex="normal"/>
    </style:style>
    <style:style style:name="T5" style:family="text">
      <style:text-properties fo:font-style="italic" fo:font-weight="normal" officeooo:rsid="00154936" style:font-style-asian="italic" style:font-weight-asian="normal" style:font-style-complex="italic" style:font-weight-complex="normal"/>
    </style:style>
    <style:style style:name="T6" style:family="text">
      <style:text-properties fo:font-style="italic" fo:font-weight="normal" officeooo:rsid="00171918"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font-style="italic" officeooo:rsid="0032ba4b" style:font-style-asian="italic" style:font-style-complex="italic"/>
    </style:style>
    <style:style style:name="T9" style:family="text">
      <style:text-properties fo:font-style="italic" officeooo:rsid="00348fe3" style:font-style-asian="italic" style:font-style-complex="italic"/>
    </style:style>
    <style:style style:name="T10" style:family="text">
      <style:text-properties fo:font-style="italic" officeooo:rsid="003c053f" style:font-style-asian="italic" style:font-style-complex="italic"/>
    </style:style>
    <style:style style:name="T11" style:family="text">
      <style:text-properties fo:font-style="italic" officeooo:rsid="003d968e" style:font-style-asian="italic" style:font-style-complex="italic"/>
    </style:style>
    <style:style style:name="T12" style:family="text">
      <style:text-properties fo:font-style="italic" fo:font-weight="bold" officeooo:rsid="003c053f" style:font-style-asian="italic" style:font-weight-asian="bold" style:font-style-complex="italic" style:font-weight-complex="bold"/>
    </style:style>
    <style:style style:name="T13" style:family="text">
      <style:text-properties fo:font-style="italic" fo:font-weight="bold" officeooo:rsid="004583d0" style:font-style-asian="italic" style:font-weight-asian="bold" style:font-style-complex="italic" style:font-weight-complex="bold"/>
    </style:style>
    <style:style style:name="T14" style:family="text">
      <style:text-properties officeooo:rsid="0017c8fa"/>
    </style:style>
    <style:style style:name="T15" style:family="text">
      <style:text-properties officeooo:rsid="0019b883"/>
    </style:style>
    <style:style style:name="T16" style:family="text">
      <style:text-properties officeooo:rsid="001b894a"/>
    </style:style>
    <style:style style:name="T17" style:family="text">
      <style:text-properties officeooo:rsid="001c4945"/>
    </style:style>
    <style:style style:name="T18" style:family="text">
      <style:text-properties officeooo:rsid="001d5b94"/>
    </style:style>
    <style:style style:name="T19" style:family="text">
      <style:text-properties officeooo:rsid="00210ebe"/>
    </style:style>
    <style:style style:name="T20" style:family="text">
      <style:text-properties officeooo:rsid="00224239"/>
    </style:style>
    <style:style style:name="T21" style:family="text">
      <style:text-properties officeooo:rsid="00256b7b"/>
    </style:style>
    <style:style style:name="T22" style:family="text">
      <style:text-properties officeooo:rsid="002ad705"/>
    </style:style>
    <style:style style:name="T23" style:family="text">
      <style:text-properties officeooo:rsid="002b97a4"/>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normal" officeooo:rsid="002ad705" style:font-style-asian="normal" style:font-weight-asian="normal" style:font-style-complex="normal" style:font-weight-complex="normal"/>
    </style:style>
    <style:style style:name="T26" style:family="text">
      <style:text-properties fo:font-style="normal" fo:font-weight="normal" officeooo:rsid="002cb168" style:font-style-asian="normal" style:font-weight-asian="normal" style:font-style-complex="normal" style:font-weight-complex="normal"/>
    </style:style>
    <style:style style:name="T27" style:family="text">
      <style:text-properties fo:font-style="normal" fo:font-weight="normal" officeooo:rsid="00404760" style:font-style-asian="normal" style:font-weight-asian="normal" style:font-style-complex="normal" style:font-weight-complex="normal"/>
    </style:style>
    <style:style style:name="T28" style:family="text">
      <style:text-properties fo:font-style="normal" fo:font-weight="normal" officeooo:rsid="004317e6" style:font-style-asian="normal" style:font-weight-asian="normal" style:font-style-complex="normal" style:font-weight-complex="normal"/>
    </style:style>
    <style:style style:name="T29" style:family="text">
      <style:text-properties style:font-name="Liberation Mono" fo:font-size="10pt" style:font-name-asian="Noto Sans Mono CJK JP" style:font-size-asian="10pt" style:font-name-complex="Liberation Mono" style:font-size-complex="10pt"/>
    </style:style>
    <style:style style:name="T30" style:family="text">
      <style:text-properties style:font-name="Liberation Mono" fo:font-size="10pt" officeooo:rsid="002b97a4" style:font-name-asian="Noto Sans Mono CJK JP" style:font-size-asian="10pt" style:font-name-complex="Liberation Mono" style:font-size-complex="10pt"/>
    </style:style>
    <style:style style:name="T31" style:family="text">
      <style:text-properties style:font-name="Liberation Mono" fo:font-size="10pt" officeooo:rsid="002e759f" style:font-name-asian="Noto Sans Mono CJK JP" style:font-size-asian="10pt" style:font-name-complex="Liberation Mono" style:font-size-complex="10pt"/>
    </style:style>
    <style:style style:name="T32" style:family="text">
      <style:text-properties officeooo:rsid="002bcb9b"/>
    </style:style>
    <style:style style:name="T33" style:family="text">
      <style:text-properties officeooo:rsid="001a3759"/>
    </style:style>
    <style:style style:name="T34" style:family="text">
      <style:text-properties officeooo:rsid="002e759f"/>
    </style:style>
    <style:style style:name="T35" style:family="text">
      <style:text-properties officeooo:rsid="003183ca"/>
    </style:style>
    <style:style style:name="T36" style:family="text">
      <style:text-properties officeooo:rsid="00348fe3"/>
    </style:style>
    <style:style style:name="T37" style:family="text">
      <style:text-properties officeooo:rsid="003677dd"/>
    </style:style>
    <style:style style:name="T38" style:family="text">
      <style:text-properties officeooo:rsid="0037d707"/>
    </style:style>
    <style:style style:name="T39" style:family="text">
      <style:text-properties officeooo:rsid="003867dd"/>
    </style:style>
    <style:style style:name="T40" style:family="text">
      <style:text-properties fo:font-weight="bold" style:font-weight-asian="bold" style:font-weight-complex="bold"/>
    </style:style>
    <style:style style:name="T41" style:family="text">
      <style:text-properties officeooo:rsid="003a2c48"/>
    </style:style>
    <style:style style:name="T42" style:family="text">
      <style:text-properties officeooo:rsid="003c053f"/>
    </style:style>
    <style:style style:name="T43" style:family="text">
      <style:text-properties officeooo:rsid="003d968e"/>
    </style:style>
    <style:style style:name="T44" style:family="text">
      <style:text-properties officeooo:rsid="003e7715"/>
    </style:style>
    <style:style style:name="T45" style:family="text">
      <style:text-properties officeooo:rsid="00404760"/>
    </style:style>
    <style:style style:name="T46" style:family="text">
      <style:text-properties fo:font-weight="normal" style:font-weight-asian="normal" style:font-weight-complex="normal"/>
    </style:style>
    <style:style style:name="T47" style:family="text">
      <style:text-properties fo:font-weight="normal" officeooo:rsid="00404760" style:font-weight-asian="normal" style:font-weight-complex="normal"/>
    </style:style>
    <style:style style:name="T48" style:family="text">
      <style:text-properties officeooo:rsid="004317e6"/>
    </style:style>
    <style:style style:name="T49" style:family="text">
      <style:text-properties officeooo:rsid="0043bf05"/>
    </style:style>
    <style:style style:name="T50" style:family="text">
      <style:text-properties officeooo:rsid="0044008d"/>
    </style:style>
    <style:style style:name="T51" style:family="text">
      <style:text-properties officeooo:rsid="0044cd31"/>
    </style:style>
    <style:style style:name="T52" style:family="text">
      <style:text-properties officeooo:rsid="004583d0"/>
    </style:style>
    <style:style style:name="T53" style:family="text">
      <style:text-properties officeooo:rsid="0045dae9"/>
    </style:style>
    <style:style style:name="T54" style:family="text">
      <style:text-properties officeooo:rsid="004653d9"/>
    </style:style>
    <style:style style:name="T55" style:family="text">
      <style:text-properties officeooo:rsid="00487a65"/>
    </style:style>
    <style:style style:name="T56" style:family="text">
      <style:text-properties officeooo:rsid="004a32e1"/>
    </style:style>
    <style:style style:name="T57" style:family="text">
      <style:text-properties officeooo:rsid="004a56d1"/>
    </style:style>
    <style:style style:name="T58" style:family="text">
      <style:text-properties officeooo:rsid="004ad225"/>
    </style:style>
    <style:style style:name="T59" style:family="text">
      <style:text-properties fo:color="#c9211e" loext:opacity="100%" officeooo:rsid="0019b883"/>
    </style:style>
    <style:style style:name="T60" style:family="text">
      <style:text-properties fo:color="#c9211e" loext:opacity="100%" officeooo:rsid="004ad225"/>
    </style:style>
    <style:style style:name="T61" style:family="text">
      <style:text-properties officeooo:rsid="004d8ff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jamovi file format</text:p>
      <text:p text:style-name="P4"><text:span text:style-name="T23">Files written with the jamovi file format (.omv) are ZIP archives that contain a number of files (described below). </text:span><text:span text:style-name="T32">Those are either:</text:span></text:p>
      <text:list xml:id="list4276362502" text:style-name="L1">
        <text:list-item>
          <text:p text:style-name="P23">text files with basic information about the file format (META-INF/MANIFEST.MF);</text:p>
        </text:list-item>
        <text:list-item>
          <text:p text:style-name="P23">json-formatted text files with structured information about the data (e.g., types, data format, etc. for the different columns in the data file, value labels, etc.);</text:p>
        </text:list-item>
        <text:list-item>
          <text:p text:style-name="P23">binary files containing data (data.bin, strings.bin);</text:p>
        </text:list-item>
        <text:list-item>
          <text:p text:style-name="P24">HTML-file with the current state of the output (index.html);</text:p>
        </text:list-item>
        <text:list-item>
          <text:p text:style-name="P45"><text:span text:style-name="T24">binary files that store R</text:span><text:span text:style-name="T26">P</text:span><text:span text:style-name="T24">rotBuf-information for the analyses (e.g., 02 descriptives/analysis); </text:span><text:span text:style-name="T26">or</text:span></text:p>
        </text:list-item>
        <text:list-item>
          <text:p text:style-name="P45"><text:span text:style-name="T24">resource files for the analyses (png-files of graphical outputs / plots; e.g., <text:s/>02 descriptives/ressources/….</text:span><text:span text:style-name="T26">png)</text:span></text:p>
        </text:list-item>
      </text:list>
      <text:p text:style-name="P13"/>
      <text:p text:style-name="P16"><text:span text:style-name="T45">meta </text:span><text:span text:style-name="T27">(</text:span><text:span text:style-name="T47">in older versions: </text:span>META-INF/MANIFEST.MF<text:span text:style-name="T24">;</text:span><text:span text:style-name="T46"> </text:span><text:span text:style-name="T47">currently [1.8, 2.0] two files with the same content</text:span><text:span text:style-name="T27">)</text:span></text:p>
      <text:p text:style-name="P18">contains meta-information about the format of the current file; since version 1.x.x, these values are as follows:</text:p>
      <text:list xml:id="list1421504107" text:style-name="L2">
        <text:list-item>
          <text:p text:style-name="P47">Manifest-Version: 1.0</text:p>
        </text:list-item>
        <text:list-item>
          <text:p text:style-name="P47">Data-Archive-Version: 1.0.2</text:p>
        </text:list-item>
        <text:list-item>
          <text:p text:style-name="P48">jamovi-Archive-Version:</text:p>
          <text:list>
            <text:list-item>
              <text:p text:style-name="P48">8.<text:span text:style-name="T45">x:</text:span> <text:span text:style-name="T45"><text:s/>jamovi 1.2</text:span></text:p>
            </text:list-item>
            <text:list-item>
              <text:p text:style-name="P46"><text:span text:style-name="T45">9.x: jamovi 1.6 </text:span><text:span text:style-name="T51">(if there are no </text:span>output columns <text:span text:style-name="T51">created by analyses </text:span><text:span text:style-name="T53">for </text:span><text:span text:style-name="T45">1.8 </text:span><text:span text:style-name="T53">too</text:span><text:span text:style-name="T51">)</text:span></text:p>
            </text:list-item>
            <text:list-item>
              <text:p text:style-name="P50">10.x: jamovi 1.8 (if there are output columns created by analyses, e.g., residuals)</text:p>
            </text:list-item>
            <text:list-item>
              <text:p text:style-name="P51">11.x: jamovi 2.0 / <text:span text:style-name="T55">2.2</text:span></text:p>
            </text:list-item>
          </text:list>
        </text:list-item>
        <text:list-item>
          <text:p text:style-name="P47">Created-By: jamovi <text:span text:style-name="T53">2</text:span>.<text:span text:style-name="T55">2</text:span>.0.0 <text:span text:style-name="T53">(</text:span><text:span text:style-name="T54">jamovi version with which the file was written)</text:span></text:p>
        </text:list-item>
      </text:list>
      <text:p text:style-name="P1"/>
      <text:p text:style-name="P15">metadata.json</text:p>
      <text:p text:style-name="P19"><text:span text:style-name="T4">contains meta-information about the data set in JSON-format</text:span><text:span text:style-name="T5"> </text:span><text:span text:style-name="T4">with the </text:span><text:span text:style-name="T6">top-level name dataSet.</text:span></text:p>
      <text:list xml:id="list1270902375" text:style-name="L3">
        <text:list-item>
          <text:p text:style-name="P49">rowCount: number of rows in the data set</text:p>
        </text:list-item>
        <text:list-item>
          <text:p text:style-name="P49">columnCount: number of rows in the data set</text:p>
        </text:list-item>
        <text:list-item>
          <text:p text:style-name="P49">removedRows <text:span text:style-name="T20">(default: empty)</text:span></text:p>
          <text:list>
            <text:list-item>
              <text:p text:style-name="P59">index: line where lines where removed (after this line)</text:p>
            </text:list-item>
            <text:list-item>
              <text:p text:style-name="P59">count: number of removed lines</text:p>
            </text:list-item>
          </text:list>
        </text:list-item>
        <text:list-item>
          <text:p text:style-name="P52"><text:span text:style-name="T3">a</text:span><text:span text:style-name="T1">ddedRows </text:span><text:span text:style-name="T55">(default: empty)</text:span></text:p>
          <text:list>
            <text:list-item>
              <text:p text:style-name="P52">?</text:p>
            </text:list-item>
          </text:list>
        </text:list-item>
        <text:list-item>
          <text:p text:style-name="P49">fields: contains description for every data column (one field per column)</text:p>
          <text:list>
            <text:list-item>
              <text:p text:style-name="P53">name: <text:span text:style-name="T2">column name</text:span></text:p>
            </text:list-item>
            <text:list-item>
              <text:p text:style-name="P53">id: <text:span text:style-name="T19">column id (numerical; could default to the column number)</text:span></text:p>
            </text:list-item>
            <text:list-item>
              <text:p text:style-name="P53">columnType: <text:span text:style-name="T2">type of data contained in the column</text:span></text:p>
              <text:list>
                <text:list-item>
                  <text:p text:style-name="P60">Data <text:span text:style-name="T19">(default)</text:span></text:p>
                </text:list-item>
                <text:list-item>
                  <text:p text:style-name="P44">Computed</text:p>
                </text:list-item>
                <text:list-item>
                  <text:p text:style-name="P44">Recoded</text:p>
                </text:list-item>
                <text:list-item>
                  <text:p text:style-name="P60">Filter</text:p>
                </text:list-item>
                <text:list-item>
                  <text:p text:style-name="P63">Output (since version 1.8, jamovi-Archive-Version 10.x)</text:p>
                </text:list-item>
              </text:list>
            </text:list-item>
            <text:list-item>
              <text:p text:style-name="P53"><text:span text:style-name="T16">d</text:span>ataType</text:p>
              <text:list>
                <text:list-item>
                  <text:p text:style-name="P61">Integer <text:span text:style-name="T19">(default)</text:span></text:p>
                </text:list-item>
                <text:list-item>
                  <text:p text:style-name="P60">Decimal </text:p>
                </text:list-item>
                <text:list-item>
                  <text:p text:style-name="P60">Text</text:p>
                </text:list-item>
              </text:list>
            </text:list-item>
            <text:list-item>
              <text:p text:style-name="P53">measureType</text:p>
              <text:list>
                <text:list-item>
                  <text:p text:style-name="P60">ID</text:p>
                </text:list-item>
                <text:list-item>
                  <text:p text:style-name="P61">Nominal <text:span text:style-name="T19">(default)</text:span></text:p>
                </text:list-item>
                <text:list-item>
                  <text:p text:style-name="P60">Ordinal</text:p>
                </text:list-item>
                <text:list-item>
                  <text:p text:style-name="P60">Continuous</text:p>
                </text:list-item>
                <text:list-item>
                  <text:p text:style-name="P64"><text:soft-page-break/>None <text:span text:style-name="T56">(determined automatically)</text:span></text:p>
                </text:list-item>
              </text:list>
            </text:list-item>
            <text:list-item>
              <text:p text:style-name="P54">formula <text:span text:style-name="T14">(for Computed, </text:span><text:span text:style-name="T57">Recoded and Filter </text:span><text:span text:style-name="T14">Variables): formula used for calculations </text:span><text:span text:style-name="T15">or filters </text:span><text:span text:style-name="T14">(default: </text:span><text:span text:style-name="T2">""</text:span><text:span text:style-name="T14">)</text:span></text:p>
            </text:list-item>
            <text:list-item>
              <text:p text:style-name="P54">formulaMessage: <text:span text:style-name="T18">error message for misformed formulas </text:span><text:span text:style-name="T14">(default: </text:span><text:span text:style-name="T2">""</text:span><text:span text:style-name="T14">)</text:span></text:p>
            </text:list-item>
            <text:list-item>
              <text:p text:style-name="P55">parentId: ? <text:span text:style-name="T14">(default: 0)</text:span></text:p>
            </text:list-item>
            <text:list-item>
              <text:p text:style-name="P53">width: <text:span text:style-name="T2">column width in the jamovi data editor (default: 100)</text:span></text:p>
            </text:list-item>
            <text:list-item>
              <text:p text:style-name="P53">type: <text:span text:style-name="T2">data type (“integer” [4 byte], “number” [double, 8 byte], </text:span><text:span text:style-name="T57">if the measurement type is “ID” and the content of “ID” are string variables, the actual strings are stored in strings.bin, whereas the actual data file data.bin contains an integer as place holder</text:span><text:span text:style-name="T2">)</text:span></text:p>
            </text:list-item>
            <text:list-item>
              <text:p text:style-name="P56">outputAnalysisId<text:span text:style-name="T15"> (</text:span><text:span text:style-name="T3">only </text:span><text:span text:style-name="T15">column</text:span><text:span text:style-name="T3">Type “</text:span><text:span text:style-name="T57">Output</text:span><text:span text:style-name="T3">”</text:span><text:span text:style-name="T15">)</text:span>: <text:span text:style-name="T57">refers to the number of the analysis that created those output variables (those analyses are contained in subdirectories of the main folder of the archive</text:span></text:p>
            </text:list-item>
            <text:list-item>
              <text:p text:style-name="P56">outputOptionName<text:span text:style-name="T15"> (</text:span><text:span text:style-name="T3">only </text:span><text:span text:style-name="T15">column</text:span><text:span text:style-name="T3">Type “</text:span><text:span text:style-name="T57">Output</text:span><text:span text:style-name="T3">”</text:span><text:span text:style-name="T15">): </text:span><text:span text:style-name="T58">some internal marker within the analysis (the name of the UI element where you set the tick mark for outputting those data, e.g., "residsOV")</text:span></text:p>
            </text:list-item>
            <text:list-item>
              <text:p text:style-name="P56">outputName<text:span text:style-name="T15"> (</text:span><text:span text:style-name="T3">only </text:span><text:span text:style-name="T15">column</text:span><text:span text:style-name="T3">Type “</text:span><text:span text:style-name="T57">Output</text:span><text:span text:style-name="T3">”</text:span><text:span text:style-name="T15">): </text:span><text:span text:style-name="T59">? </text:span><text:span text:style-name="T60">(“1” in my example data set)</text:span></text:p>
            </text:list-item>
            <text:list-item>
              <text:p text:style-name="P56">outputDesiredColumnName<text:span text:style-name="T15"> (</text:span><text:span text:style-name="T3">only </text:span><text:span text:style-name="T15">column</text:span><text:span text:style-name="T3">Type “</text:span><text:span text:style-name="T57">Output</text:span><text:span text:style-name="T3">”</text:span><text:span text:style-name="T15">): ? </text:span><text:span text:style-name="T58">(perhaps the name that the analysis would typically wish to assign this variable)</text:span></text:p>
            </text:list-item>
            <text:list-item>
              <text:p text:style-name="P56">outputAssignedColumnName<text:span text:style-name="T15"> (</text:span><text:span text:style-name="T3">only </text:span><text:span text:style-name="T15">column</text:span><text:span text:style-name="T3">Type “</text:span><text:span text:style-name="T57">Output</text:span><text:span text:style-name="T3">”</text:span><text:span text:style-name="T15">): </text:span><text:span text:style-name="T58">the name that is assigned to the variable and shown as column header in the spreadsheet – should match entry under “name”</text:span></text:p>
            </text:list-item>
            <text:list-item>
              <text:p text:style-name="P57">importName: <text:span text:style-name="T2">name of the column when it was originally imported </text:span><text:span text:style-name="T14">(default: same as “name”) </text:span><text:span text:style-name="T15">– </text:span><text:span text:style-name="T2">"" </text:span><text:span text:style-name="T15">if created new</text:span></text:p>
            </text:list-item>
            <text:list-item>
              <text:p text:style-name="P58">description: <text:span text:style-name="T2">variable description / label </text:span><text:span text:style-name="T17">(default: </text:span><text:span text:style-name="T2">""</text:span><text:span text:style-name="T17">)</text:span></text:p>
            </text:list-item>
            <text:list-item>
              <text:p text:style-name="P66">transform: <text:span text:style-name="T58">points to the index of the transform that is used (see transforms below)</text:span></text:p>
            </text:list-item>
            <text:list-item>
              <text:p text:style-name="P53">edits: <text:span text:style-name="T2">marks which rows in the table where edited </text:span><text:span text:style-name="T3">(can contain several ranges as those listed below)</text:span></text:p>
              <text:list>
                <text:list-item>
                  <text:p text:style-name="P67">start</text:p>
                </text:list-item>
                <text:list-item>
                  <text:p text:style-name="P67">end</text:p>
                </text:list-item>
              </text:list>
            </text:list-item>
            <text:list-item>
              <text:p text:style-name="P53">missingValues: ?</text:p>
            </text:list-item>
            <text:list-item>
              <text:p text:style-name="P55"><text:span text:style-name="T14">t</text:span><text:span text:style-name="T3">rimValues (only dataType “Text”): TRUE / FALSE (retain unused levels – trimValues: T doesn’t retain them)</text:span></text:p>
            </text:list-item>
            <text:list-item>
              <text:p text:style-name="P57"><text:span text:style-name="T15">filterNo (</text:span><text:span text:style-name="T3">only </text:span><text:span text:style-name="T15">column</text:span><text:span text:style-name="T3">Type “</text:span><text:span text:style-name="T15">Filter</text:span><text:span text:style-name="T3">”</text:span><text:span text:style-name="T15">): </text:span><text:span text:style-name="T56">filter number (counting up, starting with 0)</text:span></text:p>
            </text:list-item>
            <text:list-item>
              <text:p text:style-name="P68">active (<text:span text:style-name="T3">only </text:span>column<text:span text:style-name="T3">Type “</text:span>Filter<text:span text:style-name="T3">”</text:span>): TRUE / FALSE (filter active)</text:p>
            </text:list-item>
          </text:list>
        </text:list-item>
        <text:list-item>
          <text:p text:style-name="P58"><text:span text:style-name="T3">t</text:span><text:span text:style-name="T1">ransforms: </text:span><text:span text:style-name="T17">contains </text:span><text:span text:style-name="T21">a </text:span><text:span text:style-name="T1">description for every </text:span><text:span text:style-name="T17">transformation rule</text:span><text:span text:style-name="T1"> </text:span><text:span text:style-name="T17">(those rules can be applied to several columns)</text:span></text:p>
          <text:list>
            <text:list-item>
              <text:p text:style-name="P52">name: <text:span text:style-name="T17">name of the transformation rule (e.g., </text:span>"Transform 1"<text:span text:style-name="T17">)</text:span></text:p>
            </text:list-item>
            <text:list-item>
              <text:p text:style-name="P52">id: ?</text:p>
            </text:list-item>
            <text:list-item>
              <text:p text:style-name="P52"><text:span text:style-name="T17">s</text:span>uffix: ? <text:span text:style-name="T17">(default: </text:span>""<text:span text:style-name="T17">)</text:span></text:p>
            </text:list-item>
            <text:list-item>
              <text:p text:style-name="P52">formula: <text:span text:style-name="T17">formula for the transformation (e.g., </text:span>"MATCH($source, 'VC', 'OJ')"<text:span text:style-name="T17">)</text:span></text:p>
            </text:list-item>
            <text:list-item>
              <text:p text:style-name="P52">formulaMessage: ?</text:p>
            </text:list-item>
            <text:list-item>
              <text:p text:style-name="P52"><text:span text:style-name="T17">m</text:span>easureType: <text:span text:style-name="T17">(default: None)</text:span></text:p>
              <text:list>
                <text:list-item>
                  <text:p text:style-name="P62">ID</text:p>
                </text:list-item>
                <text:list-item>
                  <text:p text:style-name="P62">Nominal</text:p>
                </text:list-item>
                <text:list-item>
                  <text:p text:style-name="P62">Ordinal</text:p>
                </text:list-item>
                <text:list-item>
                  <text:p text:style-name="P62">Continuous</text:p>
                </text:list-item>
                <text:list-item>
                  <text:p text:style-name="P65">None</text:p>
                </text:list-item>
              </text:list>
            </text:list-item>
            <text:list-item>
              <text:p text:style-name="P58">description: <text:span text:style-name="T2">variable description / label </text:span><text:span text:style-name="T17">(default: </text:span>""<text:span text:style-name="T17">)</text:span></text:p>
            </text:list-item>
          </text:list>
        </text:list-item>
      </text:list>
      <text:p text:style-name="P71"/>
      <text:p text:style-name="P72">xdata.json</text:p>
      <text:p text:style-name="P17">JSON-file that contains meta-data about the value labels (if such labels where defined; <text:span text:style-name="T61">typical for factor variables in R</text:span>)</text:p>
      <text:list xml:id="list975145193" text:style-name="L4">
        <text:list-item>
          <text:p text:style-name="P25"><text:span text:style-name="T33">variable </text:span><text:span text:style-name="T3">name: </text:span><text:span text:style-name="T33">matches a column name in the data frame</text:span></text:p>
          <text:list>
            <text:list-item>
              <text:p text:style-name="P26">labels (value labels<text:span text:style-name="T61">)</text:span></text:p>
              <text:list>
                <text:list-item>
                  <text:p text:style-name="P43">value (integer; NB: the data are stored as integer in data.bin)</text:p>
                </text:list-item>
                <text:list-item>
                  <text:p text:style-name="P43">label value (string)</text:p>
                </text:list-item>
                <text:list-item>
                  <text:p text:style-name="P43">label value at import (string)</text:p>
                </text:list-item>
                <text:list-item>
                  <text:p text:style-name="P43">pin level (boolean)</text:p>
                </text:list-item>
              </text:list>
            </text:list-item>
          </text:list>
        </text:list-item>
      </text:list>
      <text:p text:style-name="P2"/>
      <text:p text:style-name="P14">data.bin</text:p>
      <text:p text:style-name="P17">Binary file that contains the numeric data of the data set. </text:p>
      <text:p text:style-name="P17">For string data contained in string.bin, there is a place holder column defined that contains ...</text:p>
      <text:p text:style-name="P3"/>
      <text:p text:style-name="P14">string.bin</text:p>
      <text:p text:style-name="P17">Contains string data to be mapped onto the column defined as place holder in data.bin.</text:p>
      <text:p text:style-name="P3"/>
      <text:p text:style-name="P14">index.html</text:p>
      <text:p text:style-name="P17">HTML-file with the current state of the output, the file is, however, re-created (overwritten) each time an analysis is updated. That is, changing the index.html-file does not bear any consequences for the underlying analyses. One may, however, make changes to the comments which are kept.</text:p>
      <text:p text:style-name="P2"/>
      <text:p text:style-name="P11">[0-9][0-9] [ANALYSISNAME]</text:p>
      <text:p text:style-name="P7">Each analysis has a separate folder. <text:span text:style-name="T34">The folder name begins with a </text:span><text:span text:style-name="T22">two-digit code </text:span><text:span text:style-name="T34">that is counted up in the order in which the analyses appear in the file followed by </text:span><text:span text:style-name="T22">[ANALYSISNAME] is the name of the analysis </text:span><text:span text:style-name="T34">(</text:span><text:span text:style-name="T22">in the </text:span><text:span text:style-name="T34">module</text:span><text:span text:style-name="T22"> </text:span><text:span text:style-name="T34">that created the analysis, in most cases the jmv-R-package </text:span><text:span text:style-name="T22">– </text:span><text:span text:style-name="T34">e.g., descriptives)</text:span><text:span text:style-name="T22">.</text:span></text:p>
      <text:p text:style-name="P6">Within that folder, there is one file (analysis) containing RProtoBuf-information about th<text:span text:style-name="T34">at </text:span>analysis and a resources-sub-directory, containing, e.g., <text:span text:style-name="T34">PNG-files with plots produced by the analysis.</text:span></text:p>
      <text:p text:style-name="P10">[0-9][0-9] [ANALYSISNAME]/analysis</text:p>
      <text:p text:style-name="P5"><text:span text:style-name="T34">T</text:span>he analysis-file is a binary file that contains the R<text:span text:style-name="T23">P</text:span>rotoBuf <text:span text:style-name="T23">that can be opened in R using the following syntax – replace </text:span><text:span text:style-name="T30">[FILENAME]</text:span><text:span text:style-name="T23"> with the path to your .omv-file and </text:span><text:span text:style-name="T30">[ANALYSIS]</text:span><text:span text:style-name="T23"> with the file that contains the respective analysis within the .omv-file (</text:span><text:span text:style-name="T30">"02 anova/analysis"</text:span><text:span text:style-name="T34">):</text:span></text:p>
      <text:p text:style-name="P21"/>
      <text:p text:style-name="P21"># <text:span text:style-name="T34">initializes the protobuffer </text:span><text:span text:style-name="T31">using </text:span><text:span text:style-name="T34">information </text:span><text:span text:style-name="T31">from </text:span><text:span text:style-name="T34">the jmvcore-R-package</text:span></text:p>
      <text:p text:style-name="P20">RProtoBuf::readProtoFiles(<text:span text:style-name="T25">system.file("jamovi.proto", package="jmvcore")</text:span>)</text:p>
      <text:p text:style-name="P22"># unzip the analysis file</text:p>
      <text:p text:style-name="P20">zip::unzip(<text:span text:style-name="T30">[FILENAME]</text:span>, files=<text:span text:style-name="T23">[ANALYSIS]</text:span>, junkpaths=TRUE)</text:p>
      <text:p text:style-name="P22"># <text:span text:style-name="T29">read </text:span>the infomration contained in analysis <text:span text:style-name="T29">into the proto-buffer</text:span></text:p>
      <text:p text:style-name="P20">analysisPB &lt;- RprotoBuf::read(jamovi.coms.AnalysisResponse, 'analysis')</text:p>
      <text:p text:style-name="P9"># access <text:span text:style-name="T29">a particular </text:span>field within the protobuffer</text:p>
      <text:p text:style-name="P9">analysisPB$name</text:p>
      <text:p text:style-name="P9"/>
      <text:p text:style-name="P8">The fields in the protobuffer are as follows <text:span text:style-name="T37">(have a look into the jamovi.proto-file [opens in a text editor] if you would like to know more)</text:span>:</text:p>
      <text:list xml:id="list3778215544" text:style-name="L5">
        <text:list-item>
          <text:p text:style-name="P27">instanceId<text:tab/><text:span text:style-name="T38">string – </text:span>instance ID (e.g., d70a2417-4438-49f6-839e-7e54daa4458f)<text:line-break/><text:tab/><text:tab/><text:span text:style-name="T8">jamovi creates such an instance ID for each session, when using the cloud-<text:tab/><text:tab/><text:tab/>version, it can be seen, </text:span><text:span text:style-name="T9">otherwise it is internal</text:span></text:p>
        </text:list-item>
        <text:list-item>
          <text:p text:style-name="P27">analysisId<text:tab/><text:span text:style-name="T38">int32 – </text:span>continuous number (same as the folder where the analysis was stored)</text:p>
        </text:list-item>
        <text:list-item>
          <text:p text:style-name="P27">name<text:tab/><text:tab/><text:span text:style-name="T38">string – </text:span>name of the analysis (e.g., descriptives, anovaRM)</text:p>
        </text:list-item>
        <text:list-item>
          <text:p text:style-name="P27">ns<text:tab/><text:tab/><text:span text:style-name="T38">string – </text:span>name of the module / package <text:span text:style-name="T35">(namespace)</text:span></text:p>
        </text:list-item>
        <text:list-item>
          <text:p text:style-name="P28">options<text:tab/><text:tab/>list of <text:span text:style-name="T42">analysis</text:span> options with 3 fields:<text:line-break/><text:tab/><text:tab/><text:span text:style-name="T7">each entry in options matches one of the parameters of the respective function in <text:tab/><text:tab/>jmv - at the end there are three further display options (.ppi, theme, palette); <text:tab/></text:span><text:soft-page-break/><text:span text:style-name="T7"><text:tab/><text:tab/></text:span><text:span text:style-name="T10">jmvcore contains a function </text:span><text:span text:style-name="T11">"</text:span><text:span text:style-name="T10">create</text:span><text:span text:style-name="T11">" to create such an option list from a list of <text:tab/><text:tab/><text:tab/>analysis options and several other parameters (the data set, etc.)</text:span></text:p>
          <text:list>
            <text:list-item>
              <text:p text:style-name="P28">hasNames<text:tab/>whether the entries of the list have names</text:p>
            </text:list-item>
            <text:list-item>
              <text:p text:style-name="P28">names<text:tab/><text:tab/>names of the option / <text:span text:style-name="T36">function parameter </text:span>(e.g., data, effectsize, etc.)</text:p>
            </text:list-item>
            <text:list-item>
              <text:p text:style-name="P28">options<text:tab/><text:tab/>list with sub-options</text:p>
              <text:list>
                <text:list-item>
                  <text:p text:style-name="P28"><text:span text:style-name="T35">i</text:span><text:tab/><text:tab/><text:span text:style-name="T38">int32 – </text:span>integer <text:span text:style-name="T38">option</text:span></text:p>
                </text:list-item>
                <text:list-item>
                  <text:p text:style-name="P28">d<text:tab/><text:tab/><text:span text:style-name="T38">double – </text:span>decimal <text:span text:style-name="T38">option</text:span></text:p>
                </text:list-item>
                <text:list-item>
                  <text:p text:style-name="P29">s<text:tab/><text:tab/><text:span text:style-name="T38">string – </text:span>string option</text:p>
                </text:list-item>
                <text:list-item>
                  <text:p text:style-name="P30">o<text:tab/><text:tab/><text:span text:style-name="T38">enum – </text:span>option as <text:span text:style-name="T37">other</text:span> (FALSE, TRUE, NONE)</text:p>
                </text:list-item>
                <text:list-item>
                  <text:p text:style-name="P28">c<text:tab/><text:tab/><text:span text:style-name="T42">container </text:span>for nested options <text:span text:style-name="T42">(inherits: </text:span></text:p>
                </text:list-item>
              </text:list>
            </text:list-item>
          </text:list>
        </text:list-item>
        <text:list-item>
          <text:p text:style-name="P28">results<text:tab/><text:tab/>list of analysis results / <text:span text:style-name="T39">response </text:span>with 15 fields:</text:p>
          <text:list>
            <text:list-item>
              <text:p text:style-name="P28">name<text:tab/><text:tab/><text:span text:style-name="T43">string – </text:span>name of the results output (e.g., )</text:p>
            </text:list-item>
            <text:list-item>
              <text:p text:style-name="P28">title<text:tab/><text:tab/><text:span text:style-name="T43">string – </text:span><text:span text:style-name="T35">TBA</text:span></text:p>
            </text:list-item>
            <text:list-item>
              <text:p text:style-name="P28">status<text:tab/><text:tab/><text:span text:style-name="T43">enum – same possible values as the status entry in the main protobuf: <text:tab/><text:tab/><text:tab/>ANALYSIS_NONE = 0; </text:span>ANALYSIS_INITED = 1; ANALYSIS_RUNNING <text:tab/><text:tab/>= 2; ANALYSIS_COMPLETE = 3; ANALYSIS_ERROR = 4; <text:tab/><text:tab/><text:tab/><text:tab/>ANALYSIS_RENDERING = 5</text:p>
            </text:list-item>
            <text:list-item>
              <text:p text:style-name="P31">error<text:tab/><text:tab/>error message<text:span text:style-name="T40"> - </text:span><text:span text:style-name="T43">same structure as the error entry in the main protobuf:</text:span></text:p>
              <text:list>
                <text:list-item>
                  <text:p text:style-name="P34">message<text:tab/>string</text:p>
                </text:list-item>
                <text:list-item>
                  <text:p text:style-name="P34">cause<text:tab/><text:tab/>string</text:p>
                </text:list-item>
              </text:list>
            </text:list-item>
            <text:list-item>
              <text:p text:style-name="P31">stale<text:tab/><text:tab/><text:span text:style-name="T43">boolean – </text:span><text:span text:style-name="T35">TBA</text:span></text:p>
            </text:list-item>
          </text:list>
          <text:p text:style-name="P70">only <text:span text:style-name="T52">one </text:span>of the following results elements can be contained here (but group can inherit and therefore be a container for several)</text:p>
          <text:list text:continue-numbering="true">
            <text:list-item>
              <text:p text:style-name="P31">table<text:tab/><text:tab/><text:span text:style-name="T35">container for table</text:span></text:p>
              <text:list>
                <text:list-item>
                  <text:p text:style-name="P36">columns<text:tab/>(can be repeated):</text:p>
                  <text:list>
                    <text:list-item>
                      <text:p text:style-name="P36">name<text:tab/><text:tab/>string – name of the column</text:p>
                    </text:list-item>
                    <text:list-item>
                      <text:p text:style-name="P36">title<text:tab/><text:tab/>string – title to appear at the top of the column</text:p>
                    </text:list-item>
                    <text:list-item>
                      <text:p text:style-name="P69"><text:span text:style-name="T28">type<text:tab/><text:tab/>string – "</text:span>integer<text:span text:style-name="T48">"</text:span>, <text:span text:style-name="T48">"</text:span>number<text:span text:style-name="T48">"</text:span> or <text:span text:style-name="T48">"</text:span>text<text:span text:style-name="T48">"</text:span>; text is left aligned, numbers are <text:tab/><text:tab/>right aligned, integers are formatted to zero decimal places</text:p>
                    </text:list-item>
                    <text:list-item>
                      <text:p text:style-name="P69"><text:span text:style-name="T28">format<text:tab/><text:tab/>string – </text:span>a comma separated list of values, such as ‘zto’, ‘pvalue’</text:p>
                    </text:list-item>
                    <text:list-item>
                      <text:p text:style-name="P69"><text:span text:style-name="T28">superTitle<text:tab/>string – </text:span>title to appear above column titles</text:p>
                    </text:list-item>
                    <text:list-item>
                      <text:p text:style-name="P36">combineBelow boolean <text:s/>– if TRUE, when cells in the column are contiguous, and <text:tab/><text:tab/> <text:s/>contain the same value, the lower cells will be made blank</text:p>
                    </text:list-item>
                    <text:list-item>
                      <text:p text:style-name="P36">cells<text:tab/><text:tab/>(can be repeated):</text:p>
                      <text:list>
                        <text:list-item>
                          <text:p text:style-name="P38">i <text:tab/><text:tab/>int32</text:p>
                        </text:list-item>
                        <text:list-item>
                          <text:p text:style-name="P38">d<text:tab/><text:tab/>double</text:p>
                        </text:list-item>
                        <text:list-item>
                          <text:p text:style-name="P38">s<text:tab/><text:tab/>string</text:p>
                        </text:list-item>
                        <text:list-item>
                          <text:p text:style-name="P38">o<text:tab/><text:tab/>other – MISSING = 0; NOT_A_NUMBER = 1;</text:p>
                        </text:list-item>
                        <text:list-item>
                          <text:p text:style-name="P38">format<text:tab/><text:tab/>int32 – bit set: 1 = begin group; 2 = end group; 4 = negative (red <text:tab/><text:tab/><text:tab/>highlight)</text:p>
                        </text:list-item>
                        <text:list-item>
                          <text:p text:style-name="P38">footnotes<text:tab/>string (can be repeated)</text:p>
                        </text:list-item>
                        <text:list-item>
                          <text:p text:style-name="P38">symbols<text:tab/>string (can be repeated)</text:p>
                        </text:list-item>
                        <text:list-item>
                          <text:p text:style-name="P38">sortKey<text:tab/>int32</text:p>
                        </text:list-item>
                      </text:list>
                    </text:list-item>
                    <text:list-item>
                      <text:p text:style-name="P36">sortable<text:tab/>boolean – ?</text:p>
                    </text:list-item>
                    <text:list-item>
                      <text:p text:style-name="P36">hasSortKeys<text:tab/>boolean – ?</text:p>
                    </text:list-item>
                    <text:list-item>
                      <text:p text:style-name="P37">visible<text:tab/><text:tab/>enum (same as under <text:span text:style-name="T49">the upper levels of the analysis results: <text:tab/><text:tab/><text:tab/></text:span><text:span text:style-name="T35">DEFAULT_YES = 0; </text:span><text:span text:style-name="T34">DEFAULT_NO = 1; YES = 2; NO = 3</text:span><text:span text:style-name="T49">)</text:span></text:p>
                    </text:list-item>
                  </text:list>
                </text:list-item>
                <text:list-item>
                  <text:p text:style-name="P38">rowNames<text:tab/>string (can be repeated)</text:p>
                </text:list-item>
                <text:list-item>
                  <text:p text:style-name="P38">swapRowColumns boolean</text:p>
                </text:list-item>
                <text:list-item>
                  <text:p text:style-name="P38">notes<text:tab/><text:tab/>(can be repeated)</text:p>
                  <text:list>
                    <text:list-item>
                      <text:p text:style-name="P38">key<text:tab/><text:tab/>string – marker (e.g., a, b, *)</text:p>
                    </text:list-item>
                    <text:list-item>
                      <text:p text:style-name="P38">note<text:tab/><text:tab/>string – <text:span text:style-name="T50">actual note</text:span></text:p>
                    </text:list-item>
                    <text:list-item>
                      <text:p text:style-name="P38"><text:soft-page-break/>init<text:tab/><text:tab/>boolean – ?</text:p>
                    </text:list-item>
                  </text:list>
                </text:list-item>
                <text:list-item>
                  <text:p text:style-name="P39">asText<text:tab/><text:tab/>string – ?</text:p>
                </text:list-item>
                <text:list-item>
                  <text:p text:style-name="P39">rowSelect<text:tab/>string – ?</text:p>
                </text:list-item>
                <text:list-item>
                  <text:p text:style-name="P39">rowSelected<text:tab/>int32 – ?</text:p>
                </text:list-item>
                <text:list-item>
                  <text:p text:style-name="P39">sortSelect<text:tab/>string – ?</text:p>
                </text:list-item>
                <text:list-item>
                  <text:p text:style-name="P39">sortSelected:</text:p>
                  <text:list>
                    <text:list-item>
                      <text:p text:style-name="P39">sortBy<text:tab/><text:tab/>string – ?</text:p>
                    </text:list-item>
                    <text:list-item>
                      <text:p text:style-name="P39">sortDesc<text:tab/>boolean – ?</text:p>
                    </text:list-item>
                  </text:list>
                </text:list-item>
              </text:list>
            </text:list-item>
            <text:list-item>
              <text:p text:style-name="P28">image<text:tab/><text:tab/><text:span text:style-name="T35">container for image</text:span></text:p>
              <text:list>
                <text:list-item>
                  <text:p text:style-name="P39">path<text:tab/><text:tab/>string – pointer to the file (resources/…png)</text:p>
                </text:list-item>
                <text:list-item>
                  <text:p text:style-name="P39">width<text:tab/><text:tab/>int32 – image width</text:p>
                </text:list-item>
                <text:list-item>
                  <text:p text:style-name="P39">height<text:tab/><text:tab/>int32 – image height</text:p>
                </text:list-item>
              </text:list>
            </text:list-item>
            <text:list-item>
              <text:p text:style-name="P28">group<text:tab/><text:tab/><text:span text:style-name="T35">container for </text:span><text:span text:style-name="T42">analysis </text:span><text:span text:style-name="T35">group</text:span></text:p>
              <text:list>
                <text:list-item>
                  <text:p text:style-name="P39">elements<text:tab/>can be repeated, <text:span text:style-name="T42">inherits: </text:span><text:span text:style-name="T13">R</text:span><text:span text:style-name="T12">esult</text:span><text:span text:style-name="T13">sElement (table, image, group, array, <text:tab/><text:tab/><text:tab/>preformatted, syntax, html )</text:span></text:p>
                </text:list-item>
              </text:list>
            </text:list-item>
            <text:list-item>
              <text:p text:style-name="P28">array<text:tab/><text:tab/><text:span text:style-name="T43">container for array</text:span></text:p>
              <text:list>
                <text:list-item>
                  <text:p text:style-name="P40">elements<text:tab/>can be repeated, <text:span text:style-name="T42">inherits: </text:span><text:span text:style-name="T13">R</text:span><text:span text:style-name="T12">esult</text:span><text:span text:style-name="T13">sElement (table, image, group, array, <text:tab/><text:tab/><text:tab/>preformatted, syntax, html )</text:span></text:p>
                </text:list-item>
                <text:list-item>
                  <text:p text:style-name="P39"><text:span text:style-name="T42">l</text:span>ayout<text:tab/><text:tab/></text:p>
                </text:list-item>
              </text:list>
            </text:list-item>
            <text:list-item>
              <text:p text:style-name="P28">preformatted<text:tab/><text:span text:style-name="T43">string – </text:span><text:span text:style-name="T35">preformatted text output</text:span></text:p>
            </text:list-item>
            <text:list-item>
              <text:p text:style-name="P28">syntax<text:tab/><text:tab/><text:span text:style-name="T43">string – syntax</text:span></text:p>
            </text:list-item>
            <text:list-item>
              <text:p text:style-name="P28">html<text:tab/><text:tab/><text:span text:style-name="T43">container for HTML results</text:span></text:p>
              <text:list>
                <text:list-item>
                  <text:p text:style-name="P41">content<text:tab/><text:tab/><text:span text:style-name="T44">string – HTML content</text:span></text:p>
                </text:list-item>
                <text:list-item>
                  <text:p text:style-name="P41">scripts <text:tab/><text:tab/>string <text:span text:style-name="T44">(can be </text:span>repeated <text:span text:style-name="T44">for several bits / pieces of JS code)</text:span></text:p>
                </text:list-item>
                <text:list-item>
                  <text:p text:style-name="P42">stylesheets<text:tab/>string <text:span text:style-name="T44">(can be </text:span>repeated <text:span text:style-name="T44">for several stylesheets / CSS)</text:span></text:p>
                </text:list-item>
              </text:list>
            </text:list-item>
            <text:list-item>
              <text:p text:style-name="P28">state<text:tab/><text:tab/><text:span text:style-name="T35">TBA</text:span></text:p>
            </text:list-item>
            <text:list-item>
              <text:p text:style-name="P30">visible<text:tab/><text:tab/><text:span text:style-name="T35">visible (DEFAULT_YES = 0; </text:span>DEFAULT_NO = 1; YES = 2; NO = 3<text:span text:style-name="T35">; some <text:tab/><text:tab/>elements just store data)</text:span></text:p>
            </text:list-item>
            <text:list-item>
              <text:p text:style-name="P28">refs <text:s text:c="8"/><text:tab/>reference(s) for that particular output; <text:span text:style-name="T35">matches TBA</text:span></text:p>
            </text:list-item>
          </text:list>
        </text:list-item>
        <text:list-item>
          <text:p text:style-name="P28">status<text:tab/><text:tab/>integer: ANALYSIS_NONE = 0; ANALYSIS_INITED = 1; <text:tab/><text:tab/><text:tab/><text:tab/><text:tab/><text:span text:style-name="T37">A</text:span>NALYSIS_RUNNING = 2; ANALYSIS_COMPLETE = 3; <text:tab/><text:tab/><text:tab/><text:tab/><text:tab/>ANALYSIS_ERROR = 4; ANALYSIS_RENDERING = 5</text:p>
        </text:list-item>
        <text:list-item>
          <text:p text:style-name="P27">error<text:tab/><text:tab/>error message</text:p>
          <text:list>
            <text:list-item>
              <text:p text:style-name="P35">message<text:tab/>string</text:p>
            </text:list-item>
            <text:list-item>
              <text:p text:style-name="P35">cause<text:tab/><text:tab/>string</text:p>
            </text:list-item>
          </text:list>
        </text:list-item>
        <text:list-item>
          <text:p text:style-name="P27">incAsText<text:tab/>boolean (TRUE)</text:p>
        </text:list-item>
        <text:list-item>
          <text:p text:style-name="P27">revision<text:tab/>int<text:span text:style-name="T38">32</text:span> (8, 17)</text:p>
        </text:list-item>
        <text:list-item>
          <text:p text:style-name="P27">restartEngines<text:tab/>boolean (FALSE)</text:p>
        </text:list-item>
        <text:list-item>
          <text:p text:style-name="P27">stacktrace<text:tab/><text:span text:style-name="T38">string - </text:span>likely in connection with an error</text:p>
        </text:list-item>
        <text:list-item>
          <text:p text:style-name="P27">version<text:tab/><text:tab/><text:span text:style-name="T38">u</text:span>int<text:span text:style-name="T38">32</text:span> (16777216)</text:p>
        </text:list-item>
        <text:list-item>
          <text:p text:style-name="P27">index<text:tab/><text:tab/>int<text:span text:style-name="T38">32</text:span> (0)</text:p>
        </text:list-item>
        <text:list-item>
          <text:p text:style-name="P32">references<text:tab/>list of references with 8 fields <text:span text:style-name="T39">(can be repeated)</text:span>:</text:p>
          <text:list>
            <text:list-item>
              <text:p text:style-name="P32">name <text:s text:c="8"/><text:tab/><text:span text:style-name="T41">string – </text:span>internal code, like BibTex-ref (e.g., the R-package - afex, emmeans)</text:p>
            </text:list-item>
            <text:list-item>
              <text:p text:style-name="P32">type<text:tab/><text:tab/><text:span text:style-name="T41">string – </text:span>publication type (e.g., software, article, etc.)</text:p>
            </text:list-item>
            <text:list-item>
              <text:p text:style-name="P32">authors<text:tab/><text:tab/>list <text:span text:style-name="T41">– </text:span>entry "complete" <text:span text:style-name="T41">(string) </text:span>contains the whole list of authors</text:p>
            </text:list-item>
            <text:list-item>
              <text:p text:style-name="P32">year<text:tab/><text:tab/><text:span text:style-name="T41">uint32 – </text:span>year</text:p>
            </text:list-item>
            <text:list-item>
              <text:p text:style-name="P32">title<text:tab/><text:tab/><text:span text:style-name="T41">string – </text:span>publication title</text:p>
            </text:list-item>
            <text:list-item>
              <text:p text:style-name="P33">publisher<text:tab/><text:span text:style-name="T41">string – </text:span>publisher (or CRAN for R-packages)</text:p>
            </text:list-item>
            <text:list-item>
              <text:p text:style-name="P33">url<text:tab/><text:tab/><text:span text:style-name="T41">string – </text:span>URL of the publication</text:p>
            </text:list-item>
            <text:list-item>
              <text:p text:style-name="P33">volume<text:tab/><text:span text:style-name="T41">string – </text:span>volume (for articles)</text:p>
            </text:list-item>
            <text:list-item>
              <text:p text:style-name="P33">issue<text:tab/><text:tab/><text:span text:style-name="T41">string – </text:span>issue (for articles)</text:p>
            </text:list-item>
            <text:list-item>
              <text:p text:style-name="P33">pages<text:tab/><text:tab/><text:span text:style-name="T41">string – </text:span>page numbers (for articles)</text:p>
            </text:list-item>
            <text:list-item>
              <text:p text:style-name="P33"><text:soft-page-break/>year2<text:tab/><text:tab/><text:span text:style-name="T41">string – </text:span>year (as string)</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JP Regular" svg:font-family="'Noto Sans CJK JP Regular'"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JP" svg:font-family="'Noto Sans Mono CJK JP'" style:font-family-generic="modern" style:font-pitch="fixed"/>
    <style:font-face style:name="Noto Serif CJK JP" svg:font-family="'Noto Serif CJK JP'" style:font-family-generic="system" style:font-pitch="variable"/>
    <style:font-face style:name="OpenSymbol" svg:font-family="OpenSymbol" style:font-charset="x-symbol"/>
    <style:font-face style:name="Times" svg:font-family="Times" style:font-family-generic="roman"/>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GB" style:letter-kerning="true" style:font-name-asian="Noto Sans CJK JP Regular" style:font-size-asian="10.5pt" style:language-asian="ja" style:country-asian="JP"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GB" style:letter-kerning="true" style:font-name-asian="Noto Sans CJK JP Regular" style:font-size-asian="10.5pt" style:language-asian="ja" style:country-asian="JP"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fo:font-family="Times" style:font-family-generic="roman"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fo:font-family="Times" style:font-family-generic="roman"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family-generic="roman"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JP" style:font-family-asian="'Noto Sans Mono CJK JP'"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JP" style:font-family-asian="'Noto Serif CJK JP'"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ebastian Jentschke</meta:initial-creator>
    <meta:creation-date>2020-07-01T09:53:25.141721854</meta:creation-date>
    <dc:date>2022-07-28T13:59:35.720322326</dc:date>
    <meta:editing-duration>P5DT8H41M26S</meta:editing-duration>
    <meta:editing-cycles>22</meta:editing-cycles>
    <meta:generator>LibreOffice/7.3.4.2$Linux_X86_64 LibreOffice_project/30$Build-2</meta:generator>
    <dc:creator>Sebastian Jentschke</dc:creator>
    <meta:document-statistic meta:table-count="0" meta:image-count="0" meta:object-count="0" meta:page-count="6" meta:paragraph-count="203" meta:word-count="1883" meta:character-count="11590" meta:non-whitespace-character-count="9890"/>
  </office:meta>
</office:document-meta>
</file>